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870b" officeooo:paragraph-rsid="0005802e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 officeooo:paragraph-rsid="0005802e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5802e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5802e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1d88" officeooo:paragraph-rsid="0005802e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05802e"/>
    </style:style>
    <style:style style:name="P7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5802e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5802e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5802e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05802e"/>
    </style:style>
    <style:style style:name="P1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</style:style>
    <style:style style:name="P1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05802e"/>
    </style:style>
    <style:style style:name="T1" style:family="text">
      <style:text-properties officeooo:rsid="00031753"/>
    </style:style>
    <style:style style:name="T2" style:family="text">
      <style:text-properties officeooo:rsid="000f3511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6ed4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d21f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df0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5802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9da8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officeooo:rsid="0005802e" style:text-blinking="false" fo:background-color="transparent" loext:char-shading-value="0" loext:padding="0in" loext:border="none"/>
    </style:style>
    <style:style style:name="T13" style:family="text">
      <style:text-properties officeooo:rsid="000580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Armel </text:span><text:s/>N<text:span text:style-name="T1">IZIGIYIMANA</text:span></text:p>
      <text:p text:style-name="P4">Email: <text:span text:style-name="T1">nizigiarmel2015</text:span>@gmail.com</text:p>
      <text:p text:style-name="P4">Kigali,Gikondo</text:p>
      <text:p text:style-name="P4">Phone number: +25078<text:span text:style-name="T1">5038816</text:span></text:p>
      <text:p text:style-name="P4"><text:span text:style-name="T2">June 4</text:span>, 2020</text:p>
      <text:p text:style-name="P4"/>
      <text:p text:style-name="P4">Mr/Ms Human Resource Manager</text:p>
      <text:p text:style-name="P4"><text:span text:style-name="T13">University of Rwanda</text:span></text:p>
      <text:p text:style-name="P4"/>
      <text:p text:style-name="P10"><text:bookmark text:name="docs-internal-guid-3080e45d-7fff-2d2b-4b81-c3fc21dac9d3"/><text:span text:style-name="Strong_20_Emphasis"><text:span text:style-name="T11">Re: Request for an admission in masters of Science in IOT –</text:span></text:span></text:p>
      <text:p text:style-name="P11"><text:span text:style-name="T10">Wireless Intelligent Sensor Networking</text:span></text:p>
      <text:p text:style-name="P11"><text:span text:style-name="T10"/></text:p>
      <text:p text:style-name="P7"><text:bookmark text:name="docs-internal-guid-e73f120a-7fff-a76b-b132-829c18bdc4a5"/>Dear Mr. Principal of College of Science and Technology,</text:p>
      <text:p text:style-name="P6"><text:span text:style-name="T3"/></text:p>
      <text:p text:style-name="P6"><text:span text:style-name="T3">I am interested in applying for </text:span><text:span text:style-name="T7">furthering my education and requesting a master’s degree from your University. </text:span><text:span text:style-name="T3">In reference  to what I read from the </text:span><text:span text:style-name="T8">PDF file got from a friend</text:span><text:span text:style-name="T3">, I </text:span><text:span text:style-name="T7">believe that it will help me to grow my career and contribute in the development of this world in terms of technology.</text:span></text:p>
      <text:p text:style-name="P3"/>
      <text:p text:style-name="P6"><text:span text:style-name="T4">Waiting for graduation at Adventist University of Central Africa in 2020,</text:span><text:span text:style-name="T3"> I studied Information </text:span><text:span text:style-name="T4">Technologies(Major in Networks and Communications Systems)</text:span><text:span text:style-name="T3">.</text:span><text:span text:style-name="T4">I have studied networks architecture and configurations of LAN, MAN and WAN and networks administration concepts. Apart from that,I am a programmer in different languages such as </text:span><text:span text:style-name="T5">SQL,</text:span><text:span text:style-name="T4"> Java(</text:span><text:span text:style-name="T6">jsf, Hibernate,</text:span><text:span text:style-name="T4">spring boot framework), python(django framework),Ruby(ruby on rails framework).</text:span></text:p>
      <text:p text:style-name="P3">According to my <text:span text:style-name="T13">skills and background</text:span>, I believe that <text:span text:style-name="T13">studying in your University will be a good platform to learn knew skills and also to improve what I know so far.</text:span></text:p>
      <text:p text:style-name="P3"/>
      <text:p text:style-name="P3">In reference to what I have written from the beginning,I terminate my letter by thanking you  for your kind consideration and it will be my pleasure to <text:span text:style-name="T13">see <text:s/>you accepting my application.</text:span></text:p>
      <text:p text:style-name="P3"/>
      <text:p text:style-name="P3">Yours faithfully,</text:p>
      <text:p text:style-name="P5">Armel NIZIGIYIMANA</text:p>
      <text:p text:style-name="P4"/>
      <text:p text:style-name="P4"/>
      <text:p text:style-name="P4"/>
      <text:p text:style-name="P4"><text:s/></text:p>
      <text:p text:style-name="P4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59:28.319145367</meta:creation-date>
    <dc:date>2020-06-07T19:47:50.805049240</dc:date>
    <meta:editing-duration>PT6M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7" meta:word-count="219" meta:character-count="1428" meta:non-whitespace-character-count="1219"/>
  </office:meta>
</office:document-meta>
</file>